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2.1972in"/>
    </style:style>
    <style:style style:name="co9" style:family="table-column">
      <style:table-column-properties fo:break-before="auto" style:column-width="2.6492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1.411in"/>
    </style:style>
    <style:style style:name="co12" style:family="table-column">
      <style:table-column-properties fo:break-before="auto" style:column-width="0.5457in"/>
    </style:style>
    <style:style style:name="co13" style:family="table-column">
      <style:table-column-properties fo:break-before="auto" style:column-width="1.0646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1.4516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6374in"/>
    </style:style>
    <style:style style:name="co19" style:family="table-column">
      <style:table-column-properties fo:break-before="auto" style:column-width="1.1717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1.1535in"/>
    </style:style>
    <style:style style:name="co22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number-columns-repeated="4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effect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 table:number-columns-repeated="1011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1013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1013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1013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1013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 table:number-columns-repeated="1011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1013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1013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1013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1013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1013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1013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1013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1013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 table:number-columns-repeated="1011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table:number-columns-repeated="1014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 table:number-columns-repeated="1011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table:number-columns-repeated="1014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1013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table:number-columns-repeated="1014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1013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1013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1013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 table:number-columns-repeated="1011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8" table:default-cell-style-name="ce16"/>
        <table:table-column table:style-name="co9" table:default-cell-style-name="ce18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2" table:default-cell-style-name="ce21"/>
        <table:table-column table:style-name="co13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4" table:default-cell-style-name="ce28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" table:number-columns-repeated="2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0">07/10/2010</text:date>, <text:time>23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0T23:50:12</dc:date>
    <meta:editing-duration>PT25H53M03S</meta:editing-duration>
    <meta:editing-cycles>44</meta:editing-cycles>
    <meta:generator>OpenOffice.org/3.1$Linux OpenOffice.org_project/310m19$Build-9420</meta:generator>
    <meta:document-statistic meta:table-count="4" meta:cell-count="548" meta:object-count="0"/>
    <meta:user-defined meta:name="Info 1"/>
    <meta:user-defined meta:name="Info 2"/>
    <meta:user-defined meta:name="Info 3"/>
    <meta:user-defined meta:name="Info 4"/>
  </office:meta>
</office:document-meta>
</file>